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755" officeooo:paragraph-rsid="0015bf8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6b3f3" officeooo:paragraph-rsid="0015bf85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0755" officeooo:paragraph-rsid="0015bf8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4b62" officeooo:paragraph-rsid="00174b62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069a4" officeooo:paragraph-rsid="003069a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f02a" officeooo:paragraph-rsid="0018f02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f02a" officeooo:paragraph-rsid="001a19f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6691" officeooo:paragraph-rsid="001d669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f2ccb" officeooo:paragraph-rsid="001f2ccb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1126b" officeooo:paragraph-rsid="0021126b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1c36c" officeooo:paragraph-rsid="0021c36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3b9c7" officeooo:paragraph-rsid="0023b9c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4f627" officeooo:paragraph-rsid="0024f62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4f627" officeooo:paragraph-rsid="0034654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d701" officeooo:paragraph-rsid="0025d70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8fb6c" officeooo:paragraph-rsid="0028fb6c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c86bb" officeooo:paragraph-rsid="002c86b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629d1" officeooo:paragraph-rsid="003629d1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46549" officeooo:paragraph-rsid="0034654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87cac" officeooo:paragraph-rsid="00387cac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8b4aa" officeooo:paragraph-rsid="0038b4aa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947c8" officeooo:paragraph-rsid="003947c8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358fdf" officeooo:paragraph-rsid="0015bf85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6b3f3" officeooo:paragraph-rsid="0020f2e6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6b3f3" officeooo:paragraph-rsid="0020f2e6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fo:font-style="normal" style:text-underline-style="none" fo:font-weight="normal" officeooo:rsid="00387cac" officeooo:paragraph-rsid="00387ca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5bf85"/>
    </style:style>
    <style:style style:name="T2" style:family="text">
      <style:text-properties fo:font-size="14pt" style:text-underline-style="none" fo:font-weight="normal" officeooo:rsid="0020f2e6" style:font-size-asian="12.25pt" style:font-weight-asian="normal" style:font-size-complex="14pt" style:font-weight-complex="normal"/>
    </style:style>
    <style:style style:name="T3" style:family="text">
      <style:text-properties officeooo:rsid="001bd620"/>
    </style:style>
    <style:style style:name="T4" style:family="text">
      <style:text-properties officeooo:rsid="00233592"/>
    </style:style>
    <style:style style:name="T5" style:family="text">
      <style:text-properties officeooo:rsid="00257885"/>
    </style:style>
    <style:style style:name="T6" style:family="text">
      <style:text-properties officeooo:rsid="0027a7cb"/>
    </style:style>
    <style:style style:name="T7" style:family="text">
      <style:text-properties officeooo:rsid="002aad55"/>
    </style:style>
    <style:style style:name="T8" style:family="text">
      <style:text-properties officeooo:rsid="002e14b8"/>
    </style:style>
    <style:style style:name="T9" style:family="text">
      <style:text-properties officeooo:rsid="00334361"/>
    </style:style>
    <style:style style:name="T10" style:family="text">
      <style:text-properties officeooo:rsid="00346549"/>
    </style:style>
    <style:style style:name="T11" style:family="text">
      <style:text-properties officeooo:rsid="003629d1"/>
    </style:style>
    <style:style style:name="T1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odule <text:span text:style-name="T1">2</text:span></text:p>
      <text:p text:style-name="P24">Infos importantes LPE</text:p>
      <text:p text:style-name="P25"><text:line-break/><text:span text:style-name="T2">Cours 2 :</text:span></text:p>
      <text:p text:style-name="P2">OS :<text:line-break/></text:p>
      <text:p text:style-name="P1"><text:span text:style-name="T12">Pour évalutions : </text:span><text:a xlink:type="simple" xlink:href="https://docs.google.com/presentation/d/1t6mrzcZl1cbJRIWJ-MaCxMfNTS5py3cWd-0zGgIIyrI/edit#slide=id.g763d5f9a58_0_0" text:style-name="Internet_20_link" text:visited-style-name="Visited_20_Internet_20_Link"><text:span text:style-name="T12">Voir diapo 6</text:span></text:a></text:p>
      <text:p text:style-name="P3"/>
      <text:p text:style-name="P4">2 partitions (1 logique, 1 primaire) :</text:p>
      <text:p text:style-name="P4"><text:tab/>boot <text:s/></text:p>
      <text:p text:style-name="P4"><text:tab/>root</text:p>
      <text:p text:style-name="P4"/>
      <text:p text:style-name="P5">Pour nous, on prendra 2 primaires, ça fonctionnera aussi<text:tab/></text:p>
      <text:p text:style-name="P4"/>
      <text:p text:style-name="P6">Boot : </text:p>
      <text:p text:style-name="P7">- fichier cmdline : option representant noyau (important : root =&gt; décrit par UUID de partition root)</text:p>
      <text:p text:style-name="P7">- <text:span text:style-name="T3">fichier config : configuration du hardware du raspberry</text:span></text:p>
      <text:p text:style-name="P7"/>
      <text:p text:style-name="P8">On remarque qu’une même commande sur pc et sur ras<text:span text:style-name="T9">pb</text:span>erry n’a pas la même signature (rpi : 32 bit pour architecture ARM, pc : 64 bits pour x86-64)</text:p>
      <text:p text:style-name="P8"/>
      <text:p text:style-name="P9">Nécessité d’un compilateur croisé pour compilé les exécutable d’un pc vers un RPI</text:p>
      <text:p text:style-name="P9"/>
      <text:p text:style-name="P10">Etude de la SD du RPI :</text:p>
      <text:p text:style-name="P10"><text:s/>→ Pas sur sdx mais sur mmc…</text:p>
      <text:p text:style-name="P10"/>
      <text:p text:style-name="P10"/>
      <text:p text:style-name="P11">ldd raspbian nécessite le répertoire racine de la cible (celui avant le dossier lib) :</text:p>
      <text:p text:style-name="P11"><text:tab/><text:span text:style-name="T4">ldd –root=[POINT MONTAGE DEVICE]/rootfs [EXECUTABLE]</text:span></text:p>
      <text:p text:style-name="P11"/>
      <text:p text:style-name="P12">Avec gcc -print-sysroot =&gt; localiser dépences utilisé par le compilateur.<text:line-break/>PB : les libairies s’y trouvent mais dans lib/arm-linux-gnueabihf<text:line-break/>HORS, on a besoin d’un simple lib qui contient les librairies<text:line-break/>Solution : Créer un lien symbolique s’appellant lib menant à arm-linx-gnueabihf…</text:p>
      <text:p text:style-name="P12"/>
      <text:p text:style-name="P12"/>
      <text:p text:style-name="P13">Partition vfat 100Mo boot puis copier contenu boot de la SD + changer root avec le bon lien périphérique <text:span text:style-name="T5">(/dev/mmc...2)</text:span>. →<text:span text:style-name="T5"> Peut-être activer le flag d’amorçage lors du partitionnement sur boot</text:span></text:p>
      <text:p text:style-name="P13"/>
      <text:p text:style-name="P15">Parition ext4 avec Busybox en compilation croisée dynamique + sa config <text:span text:style-name="T6">(voir fichier sur moodle)</text:span></text:p>
      <text:p text:style-name="P16"><text:soft-page-break/>ATTENTION : option supplémentaire lors de la compilation et la configuration (chemin de la base des outils, cad chemin du gcc croisé sans « gcc »<text:span text:style-name="T7">) et ne pas oublier prefix d’installation</text:span></text:p>
      <text:p text:style-name="P17">PB compilation croisée dynamique de BusyBox : nsenter, <text:span text:style-name="T8">syncprimer (CoreUtils/synx…)</text:span> n’existent pas, il faut les désactiver</text:p>
      <text:p text:style-name="P17">---<text:span text:style-name="T11">&gt; CoreUtilis</text:span></text:p>
      <text:p text:style-name="P17"><text:tab/>---<text:span text:style-name="T11">&gt; sync</text:span></text:p>
      <text:p text:style-name="P18">et</text:p>
      <text:p text:style-name="P18">---&gt; Linux System Utilities</text:p>
      <text:p text:style-name="P18"><text:tab/>---&gt; nsenter</text:p>
      <text:p text:style-name="P13"/>
      <text:p text:style-name="P13">/<text:span text:style-name="T10">dev/mmcblk0p1 (Partition boot) :</text:span></text:p>
      <text:p text:style-name="P13">- <text:span text:style-name="T10">FS en fat</text:span></text:p>
      <text:p text:style-name="P13">- <text:span text:style-name="T10">100Mo</text:span></text:p>
      <text:p text:style-name="P13">- <text:span text:style-name="T10">Contient les mêmes éléments que la partition Boot de la SD</text:span></text:p>
      <text:p text:style-name="P13">- <text:span text:style-name="T10">Flag « bootable »</text:span></text:p>
      <text:p text:style-name="P13">- <text:span text:style-name="T10">cmdline.txt à modifier : PARTUID =&gt; mmcblk0p2</text:span></text:p>
      <text:p text:style-name="P13"/>
      <text:p text:style-name="P14">/<text:span text:style-name="T10">dev/mmcblk0p2 :</text:span></text:p>
      <text:p text:style-name="P14">- <text:span text:style-name="T10">ext4</text:span></text:p>
      <text:p text:style-name="P14">- <text:span text:style-name="T10">200 Mo</text:span></text:p>
      <text:p text:style-name="P19">- Système racine sous Busybox</text:p>
      <text:p text:style-name="P19">- cf Article </text:p>
      <text:p text:style-name="P26">Ajout de ncurses sur PC + sur RPI :</text:p>
      <text:p text:style-name="P20"/>
      <text:p text:style-name="P21">Compilation normale :</text:p>
      <text:p text:style-name="P21">- extraction graphique (par ligne de commande fonctionne pas…)</text:p>
      <text:p text:style-name="P21">- ./configure --prefix=&lt;répertoire d’installation de la lib&gt; --with-shared</text:p>
      <text:p text:style-name="P21">- make -j9</text:p>
      <text:p text:style-name="P21">- make install</text:p>
      <text:p text:style-name="P21"/>
      <text:p text:style-name="P21">Voir makefile pour compiler programmes ncurses…</text:p>
      <text:p text:style-name="P21"/>
      <text:p text:style-name="P21">Compilation croisée :</text:p>
      <text:p text:style-name="P21">-./configure --prefix=&lt;répertoire d’installation de la lib&gt; --with-shared –with-build-cc=&lt;chemin vers cross compileur&gt;</text:p>
      <text:p text:style-name="P22">Voir script install ncurses rp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08:10:02.264618288</meta:creation-date>
    <dc:date>2021-02-10T12:14:47.840964417</dc:date>
    <meta:editing-duration>PT4H23M3S</meta:editing-duration>
    <meta:editing-cycles>31</meta:editing-cycles>
    <meta:generator>LibreOffice/6.4.6.2$Linux_X86_64 LibreOffice_project/40$Build-2</meta:generator>
    <meta:document-statistic meta:table-count="0" meta:image-count="0" meta:object-count="0" meta:page-count="3" meta:paragraph-count="49" meta:word-count="401" meta:character-count="2390" meta:non-whitespace-character-count="2033"/>
  </office:meta>
</office:document-meta>
</file>